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moteCacheStartupServlet.service( HttpServletRequest request , HttpServletResponse respon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moteCacheStartupServlet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moteCacheStartupServlet.init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">
            <text:p text:style-name="Table_20_Contents">2</text:p>
          </table:table-cell>
          <table:table-cell office:value-type="float" office:value="74">
            <text:p text:style-name="Table_20_Contents">7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